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master-page-name="">
      <style:paragraph-properties fo:line-height="150%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wypunktowanie" style:list-style-name="L2"/>
    <style:style style:name="P4" style:family="paragraph" style:parent-style-name="wypunktowanie" style:list-style-name="L3"/>
    <style:style style:name="P5" style:family="paragraph" style:parent-style-name="wypunktowanie">
      <style:paragraph-properties fo:margin-left="0cm" fo:margin-right="0.508cm" fo:text-indent="0cm" style:auto-text-indent="false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11cm" text:min-label-width="0.635cm"/>
      </text:list-level-style-number>
      <text:list-level-style-number text:level="3" style:num-suffix="." style:num-format="1" text:display-levels="3">
        <style:list-level-properties text:space-before="0.222cm" text:min-label-width="0.635cm"/>
      </text:list-level-style-number>
      <text:list-level-style-number text:level="4" style:num-suffix="." style:num-format="1" text:display-levels="4">
        <style:list-level-properties text:space-before="0.333cm" text:min-label-width="0.635cm"/>
      </text:list-level-style-number>
      <text:list-level-style-number text:level="5" style:num-suffix="." style:num-format="1" text:display-levels="5">
        <style:list-level-properties text:space-before="0.445cm" text:min-label-width="0.635cm"/>
      </text:list-level-style-number>
      <text:list-level-style-number text:level="6" style:num-suffix="." style:num-format="1" text:display-levels="6">
        <style:list-level-properties text:space-before="0.556cm" text:min-label-width="0.635cm"/>
      </text:list-level-style-number>
      <text:list-level-style-number text:level="7" style:num-suffix="." style:num-format="1" text:display-levels="7">
        <style:list-level-properties text:space-before="0.667cm" text:min-label-width="0.635cm"/>
      </text:list-level-style-number>
      <text:list-level-style-number text:level="8" style:num-suffix="." style:num-format="1" text:display-levels="8">
        <style:list-level-properties text:space-before="0.778cm" text:min-label-width="0.635cm"/>
      </text:list-level-style-number>
      <text:list-level-style-number text:level="9" style:num-suffix="." style:num-format="1" text:display-levels="9">
        <style:list-level-properties text:space-before="0.889cm" text:min-label-width="0.635cm"/>
      </text:list-level-style-number>
      <text:list-level-style-number text:level="10" style:num-suffix="." style:num-format="1" text:display-levels="10">
        <style:list-level-properties text:space-before="1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wersja 0.1 )</text:p>
      <text:p text:style-name="P1"/>
      <text:p text:style-name="Heading_20_1">8. Bibliografia i podziękowania</text:p>
      <text:h text:style-name="Heading_20_2" text:outline-level="2">8.1 Bibliografia</text:h>
      <text:list text:style-name="L2">
        <text:list-item>
          <text:p text:style-name="P3">Bruce Eckel „Thinking in C++”</text:p>
        </text:list-item>
        <text:list-item>
          <text:p text:style-name="P3">Jerzy Grebosz „Symfonia C++ Standard”</text:p>
        </text:list-item>
        <text:list-item>
          <text:p text:style-name="P3">Hal Fulton „The Ruby Way” ( w polskim wydaniu:„Ruby: Tao programowania w 400 przykładach” )</text:p>
        </text:list-item>
        <text:list-item>
          <text:p text:style-name="P3">Wikipedia i źródła pokrewne w wersji angielskiej i polskiej: <text:a xlink:type="simple" xlink:href="http://en.wikipedia.org/">http://en.wikipedia.org/</text:a></text:p>
        </text:list-item>
        <text:list-item>
          <text:p text:style-name="P3"><text:span text:style-name="T1">RFC 3261, czyli specyfikacja standardu SIP: </text:span><text:a xlink:type="simple" xlink:href="http://tools.ietf.org/html/3261"><text:span text:style-name="T1">http://tools.ietf.org/html/3261</text:span></text:a><text:span text:style-name="T1"> </text:span></text:p>
        </text:list-item>
        <text:list-item>
          <text:p text:style-name="P3"><text:span text:style-name="T1">Strona domowa twórcy protokołu SIP: </text:span><text:a xlink:type="simple" xlink:href="http://www.cs.columbia.edu/sip/"><text:span text:style-name="T1">http://www.cs.columbia.edu/sip/</text:span></text:a><text:span text:style-name="T1"> </text:span></text:p>
        </text:list-item>
      </text:list>
      <text:h text:style-name="Heading_20_2" text:outline-level="2">8.2 Podziękowania</text:h>
      <text:list text:style-name="L3">
        <text:list-item>
          <text:p text:style-name="P4">Doktorowi Waleremu Susłowowi za cierpliwość i wiele dobrych rad.</text:p>
        </text:list-item>
        <text:list-item>
          <text:p text:style-name="P4">Rodzicom za duchowe wsparcie w tworzeniu tego dokumentu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color="#000000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5-26T13:39:04</meta:creation-date>
    <dc:creator>Daniel Dettlaff</dc:creator>
    <dc:date>2008-09-10T00:21:18</dc:date>
    <meta:editing-cycles>21</meta:editing-cycles>
    <meta:editing-duration>PT14H33M3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80" meta:character-count="584"/>
  </office:meta>
</office:document-meta>
</file>